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2606af" officeooo:paragraph-rsid="002606a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606af" officeooo:paragraph-rsid="002606a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720cb" officeooo:paragraph-rsid="002720c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606af" officeooo:paragraph-rsid="002606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720cb" officeooo:paragraph-rsid="002720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80708"/>
    </style:style>
    <style:style style:name="P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25be30" officeooo:paragraph-rsid="0025be30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29a99d" officeooo:paragraph-rsid="0029a99d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3333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cc00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ff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cc00" fo:font-size="18pt" fo:font-weight="bold" officeooo:rsid="002a4509" officeooo:paragraph-rsid="002a4509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2b2cd8" officeooo:paragraph-rsid="002b2cd8"/>
    </style:style>
    <style:style style:name="P46" style:family="paragraph" style:parent-style-name="Standard">
      <style:paragraph-properties fo:text-align="start" style:justify-single-word="false"/>
      <style:text-properties fo:color="#6666ff" style:text-underline-style="solid" style:text-underline-width="auto" style:text-underline-color="font-color" fo:font-weight="bold" officeooo:rsid="002b2cd8" officeooo:paragraph-rsid="002b2cd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6666ff" officeooo:rsid="002b2cd8" officeooo:paragraph-rsid="002b2cd8"/>
    </style:style>
    <style:style style:name="P48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9" style:family="paragraph" style:parent-style-name="Table_20_Contents">
      <style:paragraph-properties fo:text-align="center" style:justify-single-word="false"/>
      <style:text-properties fo:font-size="18pt" officeooo:rsid="002a8871" officeooo:paragraph-rsid="002a8871" style:font-size-asian="18pt" style:font-size-complex="18pt"/>
    </style:style>
    <style:style style:name="P50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2a8871" officeooo:paragraph-rsid="002a8871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237762" officeooo:paragraph-rsid="002a887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2b2cd8" officeooo:paragraph-rsid="002b2cd8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color="#ff3333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3333" fo:font-size="18pt" fo:font-weight="bold" officeooo:rsid="002b2cd8" officeooo:paragraph-rsid="002b2cd8" style:font-size-asian="18pt" style:font-weight-asian="bold" style:font-size-complex="18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cc00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cc00" fo:font-size="18pt" fo:font-weight="bold" officeooo:rsid="002b2cd8" officeooo:paragraph-rsid="002b2cd8" style:font-size-asian="18pt" style:font-weight-asian="bold" style:font-size-complex="1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cc00" fo:font-size="18pt" fo:font-weight="bold" officeooo:rsid="002a8871" officeooo:paragraph-rsid="002a8871" style:font-size-asian="18pt" style:font-weight-asian="bold" style:font-size-complex="18pt" style:font-weight-complex="bold"/>
    </style:style>
    <style:style style:name="T1" style:family="text">
      <style:text-properties officeooo:rsid="001fabce"/>
    </style:style>
    <style:style style:name="T2" style:family="text">
      <style:text-properties officeooo:rsid="0025be30"/>
    </style:style>
    <style:style style:name="T3" style:family="text">
      <style:text-properties style:font-name="Liberation Serif" fo:font-size="12pt" officeooo:rsid="00280708" style:font-size-asian="12pt" style:font-size-complex="12pt"/>
    </style:style>
    <style:style style:name="T4" style:family="text">
      <style:text-properties officeooo:rsid="002a4509"/>
    </style:style>
    <style:style style:name="T5" style:family="text">
      <style:text-properties officeooo:rsid="002a887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6666ff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7">Fonctionnalité attendu</text:p>
          </table:table-cell>
          <table:table-cell table:style-name="Tableau1.A1" office:value-type="string">
            <text:p text:style-name="P36">Liste des taches</text:p>
          </table:table-cell>
          <table:table-cell table:style-name="Tableau1.A1" office:value-type="string">
            <text:p text:style-name="P36">TO DO</text:p>
          </table:table-cell>
          <table:table-cell table:style-name="Tableau1.A1" office:value-type="string">
            <text:p text:style-name="P36">DOING</text:p>
          </table:table-cell>
          <table:table-cell table:style-name="Tableau1.E1" office:value-type="string">
            <text:p text:style-name="P36">D<text:span text:style-name="T1">ONE</text:span></text:p>
          </table:table-cell>
        </table:table-row>
        <table:table-row>
          <table:table-cell table:style-name="Tableau1.A2" office:value-type="string">
            <text:p text:style-name="P34">Consulter les vidéo <text:span text:style-name="T2">YouTube</text:span> favorites, classées par catégories.</text:p>
          </table:table-cell>
          <table:table-cell table:style-name="Tableau1.A2" office:value-type="string">
            <text:p text:style-name="P19"/>
            <text:p text:style-name="P19">Création des maquettes.</text:p>
          </table:table-cell>
          <table:table-cell table:style-name="Tableau1.A2" office:value-type="string">
            <text:p text:style-name="P8"/>
            <text:p text:style-name="P25">X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5">Après sélection d'une catégorie, pouvoir trier de la plus récente à la plus ancienne.</text:p>
          </table:table-cell>
          <table:table-cell table:style-name="Tableau1.A2" office:value-type="string">
            <text:p text:style-name="P19"/>
            <text:p text:style-name="P19"/>
            <text:p text:style-name="P19"/>
            <text:p text:style-name="P19">Création du doc.</text:p>
          </table:table-cell>
          <table:table-cell table:style-name="Tableau1.A2" office:value-type="string">
            <text:p text:style-name="P8"/>
            <text:p text:style-name="P8"/>
            <text:p text:style-name="P25">X</text:p>
          </table:table-cell>
          <table:table-cell table:style-name="Tableau1.A2" office:value-type="string">
            <text:p text:style-name="P8"/>
            <text:p text:style-name="P8"/>
            <text:p text:style-name="P39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34">Pouvoir faire des recherches sur les titres des vidéos.</text:p>
          </table:table-cell>
          <table:table-cell table:style-name="Tableau1.A2" office:value-type="string">
            <text:p text:style-name="P15">Créer la table de BDD pour les vidéo.</text:p>
          </table:table-cell>
          <table:table-cell table:style-name="Tableau1.A2" office:value-type="string">
            <text:p text:style-name="P8"/>
            <text:p text:style-name="P25">X</text:p>
          </table:table-cell>
          <table:table-cell table:style-name="Tableau1.A2" office:value-type="string">
            <text:p text:style-name="P8"/>
            <text:p text:style-name="P43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34">Accéder à mon espace privé pour gérer les vidéo.</text:p>
          </table:table-cell>
          <table:table-cell table:style-name="Tableau1.A2" office:value-type="string">
            <text:p text:style-name="P15"/>
            <text:p text:style-name="P15"/>
            <text:p text:style-name="P15">Créer la table utilisateur.</text:p>
          </table:table-cell>
          <table:table-cell table:style-name="Tableau1.A2" office:value-type="string">
            <text:p text:style-name="P8"/>
            <text:p text:style-name="P25">X</text:p>
          </table:table-cell>
          <table:table-cell table:style-name="Tableau1.A2" office:value-type="string">
            <text:p text:style-name="P8"/>
            <text:p text:style-name="P38">X</text:p>
          </table:table-cell>
          <table:table-cell table:style-name="Tableau1.E2" office:value-type="string">
            <text:p text:style-name="P8"/>
            <text:p text:style-name="P9">X</text:p>
          </table:table-cell>
        </table:table-row>
        <table:table-row>
          <table:table-cell table:style-name="Tableau1.A2" office:value-type="string">
            <text:p text:style-name="P34">Ajouter/modifier/supprimer des catégories pour classer des vidéos.</text:p>
          </table:table-cell>
          <table:table-cell table:style-name="Tableau1.A2" office:value-type="string">
            <text:p text:style-name="P8"/>
            <text:p text:style-name="P16">Créer une page de connexion.</text:p>
          </table:table-cell>
          <table:table-cell table:style-name="Tableau1.A2" office:value-type="string">
            <text:p text:style-name="P8"/>
            <text:p text:style-name="P29">X</text:p>
          </table:table-cell>
          <table:table-cell table:style-name="Tableau1.A2" office:value-type="string">
            <text:p text:style-name="P8"/>
            <text:p text:style-name="P41">X</text:p>
          </table:table-cell>
          <table:table-cell table:style-name="Tableau1.E2" office:value-type="string">
            <text:p text:style-name="P8"/>
            <text:p text:style-name="P12">X</text:p>
          </table:table-cell>
        </table:table-row>
        <table:table-row>
          <table:table-cell table:style-name="Tableau1.A2" office:value-type="string">
            <text:p text:style-name="P34">Ajouter/modifier/supprimer des vidéos.</text:p>
          </table:table-cell>
          <table:table-cell table:style-name="Tableau1.A2" office:value-type="string">
            <text:p text:style-name="P16"/>
            <text:p text:style-name="P16">Créer une page de déconnexion.</text:p>
          </table:table-cell>
          <table:table-cell table:style-name="Tableau1.A2" office:value-type="string">
            <text:p text:style-name="P8"/>
            <text:p text:style-name="P28">X</text:p>
          </table:table-cell>
          <table:table-cell table:style-name="Tableau1.A2" office:value-type="string">
            <text:p text:style-name="P8"/>
            <text:p text:style-name="P43">X</text:p>
          </table:table-cell>
          <table:table-cell table:style-name="Tableau1.E2" office:value-type="string">
            <text:p text:style-name="P8"/>
            <text:p text:style-name="P14">X</text:p>
          </table:table-cell>
        </table:table-row>
        <table:table-row>
          <table:table-cell table:style-name="Tableau1.A2" office:value-type="string">
            <text:p text:style-name="P34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17"/>
            <text:p text:style-name="P17">Création de la page qui liste les catégories. </text:p>
          </table:table-cell>
          <table:table-cell table:style-name="Tableau1.A2" office:value-type="string">
            <text:p text:style-name="P8"/>
            <text:p text:style-name="P8"/>
            <text:p text:style-name="P27">X</text:p>
          </table:table-cell>
          <table:table-cell table:style-name="Tableau1.A2" office:value-type="string">
            <text:p text:style-name="P8"/>
            <text:p text:style-name="P8"/>
            <text:p text:style-name="P43">X</text:p>
          </table:table-cell>
          <table:table-cell table:style-name="Tableau1.E2" office:value-type="string">
            <text:p text:style-name="P8"/>
            <text:p text:style-name="P8"/>
            <text:p text:style-name="P59">X</text:p>
          </table:table-cell>
        </table:table-row>
        <table:table-row>
          <table:table-cell table:style-name="Tableau1.A2" office:value-type="string">
            <text:p text:style-name="P35">Ajouter des commentaires à une vidéo.</text:p>
          </table:table-cell>
          <table:table-cell table:style-name="Tableau1.A2" office:value-type="string">
            <text:p text:style-name="P18"/>
            <text:p text:style-name="P18">Création du menu.</text:p>
          </table:table-cell>
          <table:table-cell table:style-name="Tableau1.A2" office:value-type="string">
            <text:p text:style-name="P8"/>
            <text:p text:style-name="P27">X</text:p>
          </table:table-cell>
          <table:table-cell table:style-name="Tableau1.A2" office:value-type="string">
            <text:p text:style-name="P8"/>
            <text:p text:style-name="P43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34">Valider et supprimer les commentaires des vidéo.</text:p>
          </table:table-cell>
          <table:table-cell table:style-name="Tableau1.A2" office:value-type="string">
            <text:p text:style-name="P20"/>
            <text:p text:style-name="P20">Création d'une page connexion à la BDD.</text:p>
          </table:table-cell>
          <table:table-cell table:style-name="Tableau1.A2" office:value-type="string">
            <text:p text:style-name="P8"/>
            <text:p text:style-name="P26">X</text:p>
          </table:table-cell>
          <table:table-cell table:style-name="Tableau1.A2" office:value-type="string">
            <text:p text:style-name="P8"/>
            <text:p text:style-name="P38">X</text:p>
          </table:table-cell>
          <table:table-cell table:style-name="Tableau1.E2" office:value-type="string">
            <text:p text:style-name="P8"/>
            <text:p text:style-name="P10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1">Création d'une page Ajout d'un nouvel utilisateur.</text:p>
          </table:table-cell>
          <table:table-cell table:style-name="Tableau1.A2" office:value-type="string">
            <text:p text:style-name="P8"/>
            <text:p text:style-name="P30">X</text:p>
          </table:table-cell>
          <table:table-cell table:style-name="Tableau1.A2" office:value-type="string">
            <text:p text:style-name="P8"/>
            <text:p text:style-name="P40">X</text:p>
          </table:table-cell>
          <table:table-cell table:style-name="Tableau1.E2" office:value-type="string">
            <text:p text:style-name="P8"/>
            <text:p text:style-name="P11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2">Création de la page pour d'ajouter/modifier/supprimer <text:span text:style-name="T4">une</text:span> <text:span text:style-name="T4">Vidéo</text:span></text:p>
          </table:table-cell>
          <table:table-cell table:style-name="Tableau1.A2" office:value-type="string">
            <text:p text:style-name="P8"/>
            <text:p text:style-name="P31">X</text:p>
          </table:table-cell>
          <table:table-cell table:style-name="Tableau1.A2" office:value-type="string">
            <text:p text:style-name="P8"/>
            <text:p text:style-name="P44">X</text:p>
          </table:table-cell>
          <table:table-cell table:style-name="Tableau1.E2" office:value-type="string">
            <text:p text:style-name="P8"/>
            <text:p text:style-name="P14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Création des <text:s/>schéma BDD.</text:p>
          </table:table-cell>
          <table:table-cell table:style-name="Tableau1.A2" office:value-type="string">
            <text:p text:style-name="P32">X</text:p>
          </table:table-cell>
          <table:table-cell table:style-name="Tableau1.A2" office:value-type="string">
            <text:p text:style-name="P42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3">Création de la page profil.</text:p>
          </table:table-cell>
          <table:table-cell table:style-name="Tableau1.A2" office:value-type="string">
            <text:p text:style-name="P32">X</text:p>
          </table:table-cell>
          <table:table-cell table:style-name="Tableau1.A2" office:value-type="string">
            <text:p text:style-name="P44">X</text:p>
          </table:table-cell>
          <table:table-cell table:style-name="Tableau1.E2" office:value-type="string">
            <text:p text:style-name="P14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24">Création du formulaire d'ajout d'une vidéo.</text:p>
          </table:table-cell>
          <table:table-cell table:style-name="Tableau1.A2" office:value-type="string">
            <text:p text:style-name="P8"/>
            <text:p text:style-name="P33">X</text:p>
          </table:table-cell>
          <table:table-cell table:style-name="Tableau1.A2" office:value-type="string">
            <text:p text:style-name="P8"/>
            <text:p text:style-name="P43">X</text:p>
          </table:table-cell>
          <table:table-cell table:style-name="Tableau1.E2" office:value-type="string">
            <text:p text:style-name="P8"/>
            <text:p text:style-name="P13">X</text:p>
          </table:table-cell>
        </table:table-row>
        <table:table-row>
          <table:table-cell table:style-name="Tableau1.A2" office:value-type="string">
            <text:p text:style-name="P51"/>
          </table:table-cell>
          <table:table-cell table:style-name="Tableau1.A2" office:value-type="string">
            <text:p text:style-name="P52">Sélectionner les vidéos par catégories</text:p>
          </table:table-cell>
          <table:table-cell table:style-name="Tableau1.A2" office:value-type="string">
            <text:p text:style-name="P50"/>
            <text:p text:style-name="P55">X</text:p>
          </table:table-cell>
          <table:table-cell table:style-name="Tableau1.A2" office:value-type="string">
            <text:p text:style-name="P50"/>
            <text:p text:style-name="P57">X</text:p>
          </table:table-cell>
          <table:table-cell table:style-name="Tableau1.E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3">Création de la page pour d'ajouter/modifier/supprimer <text:span text:style-name="T4">une</text:span> <text:span text:style-name="T5">catégorie</text:span></text:p>
          </table:table-cell>
          <table:table-cell table:style-name="Tableau1.A2" office:value-type="string">
            <text:p text:style-name="P50"/>
            <text:p text:style-name="P55">X</text:p>
          </table:table-cell>
          <table:table-cell table:style-name="Tableau1.A2" office:value-type="string">
            <text:p text:style-name="P50"/>
            <text:p text:style-name="P57">X</text:p>
          </table:table-cell>
          <table:table-cell table:style-name="Tableau1.E2" office:value-type="string">
            <text:p text:style-name="P50"/>
            <text:p text:style-name="P59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9"><text:span text:style-name="T6">Attribution des droits <text:s/>Admin page profi</text:span>l</text:p>
          </table:table-cell>
          <table:table-cell table:style-name="Tableau1.A2" office:value-type="string">
            <text:p text:style-name="P50"/>
            <text:p text:style-name="P55">X</text:p>
          </table:table-cell>
          <table:table-cell table:style-name="Tableau1.A2" office:value-type="string">
            <text:p text:style-name="P50"/>
            <text:p text:style-name="P57">X</text:p>
          </table:table-cell>
          <table:table-cell table:style-name="Tableau1.E2" office:value-type="string">
            <text:p text:style-name="P50"/>
            <text:p text:style-name="P59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>Création formulaire commentaire</text:p>
          </table:table-cell>
          <table:table-cell table:style-name="Tableau1.A2" office:value-type="string">
            <text:p text:style-name="P50"/>
            <text:p text:style-name="P55">X</text:p>
          </table:table-cell>
          <table:table-cell table:style-name="Tableau1.A2" office:value-type="string">
            <text:p text:style-name="P50"/>
            <text:p text:style-name="P57">X</text:p>
          </table:table-cell>
          <table:table-cell table:style-name="Tableau1.E2" office:value-type="string">
            <text:p text:style-name="P50"/>
            <text:p text:style-name="P59">X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>Attribution des <text:soft-page-break/>dates aux vidéos et aux commentaires.</text:p>
          </table:table-cell>
          <table:table-cell table:style-name="Tableau1.A2" office:value-type="string">
            <text:p text:style-name="P55">X</text:p>
            <text:p text:style-name="P49"><text:soft-page-break/></text:p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</table:table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8"/>
          </table:table-cell>
          <table:table-cell table:style-name="Tableau2.A1" office:value-type="string">
            <text:p text:style-name="P54">Création de la barre e recherche.</text:p>
          </table:table-cell>
          <table:table-cell table:style-name="Tableau2.A1" office:value-type="string">
            <text:p text:style-name="P50"/>
            <text:p text:style-name="P56">X</text:p>
          </table:table-cell>
          <table:table-cell table:style-name="Tableau2.A1" office:value-type="string">
            <text:p text:style-name="P50"/>
            <text:p text:style-name="P58">X</text:p>
          </table:table-cell>
          <table:table-cell table:style-name="Tableau2.E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8"/>
          </table:table-cell>
          <table:table-cell table:style-name="Tableau2.E2" office:value-type="string">
            <text:p text:style-name="P8"/>
          </table:table-cell>
        </table:table-row>
      </table:table>
      <text:p text:style-name="P1"><text:bookmark-end text:name="__DdeLink__1_1909582448"/></text:p>
      <text:p text:style-name="P1"/>
      <text:p text:style-name="P2">Création des tables BDD</text:p>
      <text:p text:style-name="P2"/>
      <text:p text:style-name="P46">Structure de la table `categories`</text:p>
      <text:p text:style-name="P45"/>
      <text:p text:style-name="P45"/>
      <text:p text:style-name="P45">CREATE TABLE IF NOT EXISTS `categories` (</text:p>
      <text:p text:style-name="P45"><text:s text:c="2"/>`id` int(11) NOT NULL AUTO_INCREMENT,</text:p>
      <text:p text:style-name="P45"><text:s text:c="2"/>`categorie` varchar(255) NOT NULL,</text:p>
      <text:p text:style-name="P45"><text:s text:c="2"/>PRIMARY KEY (`id`)</text:p>
      <text:p text:style-name="P45">) ENGINE=InnoDB <text:s/>DEFAULT CHARSET=latin1 AUTO_INCREMENT=8 ;</text:p>
      <text:p text:style-name="P45"/>
      <text:p text:style-name="P47"><text:s/><text:span text:style-name="T9">Contenu de la table `categories`</text:span></text:p>
      <text:p text:style-name="P45"/>
      <text:p text:style-name="P45"/>
      <text:p text:style-name="P45">INSERT INTO `categories` (`id`, `categorie`) VALUES</text:p>
      <text:p text:style-name="P45">(3, 'K-pop'),</text:p>
      <text:p text:style-name="P45">(4, 'Rock'),</text:p>
      <text:p text:style-name="P45">(5, 'R&amp;B'),</text:p>
      <text:p text:style-name="P45">(6, 'Pop'),</text:p>
      <text:p text:style-name="P45">(7, 'rap');</text:p>
      <text:p text:style-name="P45"/>
      <text:p text:style-name="P46">Structure de la table `commentaires`</text:p>
      <text:p text:style-name="P45"/>
      <text:p text:style-name="P45"/>
      <text:p text:style-name="P45">CREATE TABLE IF NOT EXISTS `commentaires` (</text:p>
      <text:p text:style-name="P45"><text:s text:c="2"/>`id` int(11) NOT NULL AUTO_INCREMENT,</text:p>
      <text:p text:style-name="P45"><text:s text:c="2"/>`auteur` varchar(255) NOT NULL,</text:p>
      <text:p text:style-name="P45"><text:s text:c="2"/>`commentaire` text NOT NULL,</text:p>
      <text:p text:style-name="P45"><text:s text:c="2"/>`date_commentaire` datetime NOT NULL,</text:p>
      <text:p text:style-name="P45"><text:s text:c="2"/>`id_video` int(11) NOT NULL,</text:p>
      <text:p text:style-name="P45"><text:s text:c="2"/>PRIMARY KEY (`id`),</text:p>
      <text:p text:style-name="P45"><text:s text:c="2"/>KEY `id_video` (`id_video`),</text:p>
      <text:p text:style-name="P45"><text:s text:c="2"/>KEY `id_video_2` (`id_video`)</text:p>
      <text:p text:style-name="P45"><text:soft-page-break/>) ENGINE=InnoDB <text:s/>DEFAULT CHARSET=utf8 AUTO_INCREMENT=6 ;</text:p>
      <text:p text:style-name="P45"/>
      <text:p text:style-name="P46"><text:s/>Structure de la table `utilisateurs`</text:p>
      <text:p text:style-name="P45"/>
      <text:p text:style-name="P45"/>
      <text:p text:style-name="P45">CREATE TABLE IF NOT EXISTS `utilisateurs` (</text:p>
      <text:p text:style-name="P45"><text:s text:c="2"/>`id` int(11) NOT NULL AUTO_INCREMENT,</text:p>
      <text:p text:style-name="P45"><text:s text:c="2"/>`nom` varchar(100) NOT NULL,</text:p>
      <text:p text:style-name="P45"><text:s text:c="2"/>`prenom` varchar(100) NOT NULL,</text:p>
      <text:p text:style-name="P45"><text:s text:c="2"/>`email` varchar(255) NOT NULL,</text:p>
      <text:p text:style-name="P45"><text:s text:c="2"/>`mot_de_passe` varchar(255) NOT NULL,</text:p>
      <text:p text:style-name="P45"><text:s text:c="2"/>`role` varchar(100) NOT NULL,</text:p>
      <text:p text:style-name="P45"><text:s text:c="2"/>PRIMARY KEY (`id`)</text:p>
      <text:p text:style-name="P45">) ENGINE=InnoDB <text:s/>DEFAULT CHARSET=latin1 AUTO_INCREMENT=4 ;</text:p>
      <text:p text:style-name="P45"/>
      <text:p text:style-name="P47"><text:span text:style-name="T9">Structure de la table `videos`</text:span></text:p>
      <text:p text:style-name="P45"/>
      <text:p text:style-name="P45"/>
      <text:p text:style-name="P45">CREATE TABLE IF NOT EXISTS `videos` (</text:p>
      <text:p text:style-name="P45"><text:s text:c="2"/>`id` int(11) NOT NULL AUTO_INCREMENT,</text:p>
      <text:p text:style-name="P45"><text:s text:c="2"/>`lien` varchar(255) NOT NULL,</text:p>
      <text:p text:style-name="P45"><text:s text:c="2"/>`titre` varchar(100) NOT NULL,</text:p>
      <text:p text:style-name="P45"><text:s text:c="2"/>`id_categorie` int(11) NOT NULL,</text:p>
      <text:p text:style-name="P45"><text:s text:c="2"/>PRIMARY KEY (`id`),</text:p>
      <text:p text:style-name="P45"><text:s text:c="2"/>KEY `id_categorie` (`id_categorie`),</text:p>
      <text:p text:style-name="P45"><text:s text:c="2"/>KEY `id_categorie_2` (`id_categorie`)</text:p>
      <text:p text:style-name="P45">) ENGINE=InnoDB <text:s/>DEFAULT CHARSET=latin1 AUTO_INCREMENT=15 ;</text:p>
      <text:p text:style-name="P45"/>
      <text:p text:style-name="P45"/>
      <text:p text:style-name="P46">Contraintes pour la table `commentaires`</text:p>
      <text:p text:style-name="P45"/>
      <text:p text:style-name="P45">ALTER TABLE `commentaires`</text:p>
      <text:p text:style-name="P45"><text:s text:c="2"/>ADD CONSTRAINT `commentaires_ibfk_1` FOREIGN KEY (`id_video`) REFERENCES `videos` (`id`);</text:p>
      <text:p text:style-name="P45"/>
      <text:p text:style-name="P45"><text:s/><text:span text:style-name="T10">Contraintes pour la table `videos`</text:span></text:p>
      <text:p text:style-name="P45"/>
      <text:p text:style-name="P45">ALTER TABLE `videos`</text:p>
      <text:p text:style-name="P45"><text:s text:c="2"/>ADD CONSTRAINT `videos_ibfk_1` FOREIGN KEY (`id_categorie`) REFERENCES `categories` (`id`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31T14:51:24.634457662</dc:date>
    <meta:editing-duration>PT11H17M13S</meta:editing-duration>
    <meta:editing-cycles>15</meta:editing-cycles>
    <meta:generator>LibreOffice/4.2.8.2$Linux_X86_64 LibreOffice_project/420m0$Build-2</meta:generator>
    <meta:document-statistic meta:table-count="2" meta:image-count="0" meta:object-count="0" meta:page-count="4" meta:paragraph-count="138" meta:word-count="488" meta:character-count="3227" meta:non-whitespace-character-count="2812"/>
  </office:meta>
</office:document-meta>
</file>